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3a981d" officeooo:paragraph-rsid="003a981d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870675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6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7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8" style:family="paragraph" style:parent-style-name="Standard" style:list-style-name="L1" style:master-page-name="">
      <loext:graphic-properties draw:fill="none"/>
      <style:paragraph-properties fo:margin-left="1.9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fo:font-weight="normal" officeooo:rsid="008249b2" style:font-weight-asian="normal" style:font-weight-complex="normal"/>
    </style:style>
    <style:style style:name="T35" style:family="text">
      <style:text-properties style:font-name="FreeSans" fo:font-weight="normal" officeooo:rsid="008252e0" style:font-weight-asian="normal" style:font-weight-complex="normal"/>
    </style:style>
    <style:style style:name="T36" style:family="text">
      <style:text-properties style:font-name="FreeSans" fo:font-weight="normal" officeooo:rsid="00870675" style:font-weight-asian="normal" style:font-weight-complex="normal"/>
    </style:style>
    <style:style style:name="T37" style:family="text">
      <style:text-properties style:font-name="FreeSans" fo:font-weight="normal" officeooo:rsid="0087f761" style:font-weight-asian="normal" style:font-weight-complex="normal"/>
    </style:style>
    <style:style style:name="T38" style:family="text">
      <style:text-properties style:font-name="FreeSans" fo:font-weight="normal" officeooo:rsid="00881e5c" style:font-weight-asian="normal" style:font-weight-complex="normal"/>
    </style:style>
    <style:style style:name="T39" style:family="text">
      <style:text-properties style:font-name="FreeSans" officeooo:rsid="003a981d"/>
    </style:style>
    <style:style style:name="T40" style:family="text">
      <style:text-properties style:font-name="FreeSans" officeooo:rsid="003c4d8a"/>
    </style:style>
    <style:style style:name="T41" style:family="text">
      <style:text-properties style:font-name="FreeSans" officeooo:rsid="003f6b56"/>
    </style:style>
    <style:style style:name="T42" style:family="text">
      <style:text-properties style:font-name="FreeSans" fo:font-weight="bold" officeooo:rsid="0040ec5e" style:font-weight-asian="bold" style:font-weight-complex="bold"/>
    </style:style>
    <style:style style:name="T43" style:family="text">
      <style:text-properties style:font-name="FreeSans" fo:font-weight="bold" officeooo:rsid="00428e07" style:font-weight-asian="bold" style:font-weight-complex="bold"/>
    </style:style>
    <style:style style:name="T44" style:family="text">
      <style:text-properties style:font-name="FreeSans" fo:font-weight="bold" officeooo:rsid="004606e8" style:font-weight-asian="bold" style:font-weight-complex="bold"/>
    </style:style>
    <style:style style:name="T45" style:family="text">
      <style:text-properties style:font-name="FreeSans" fo:font-weight="bold" officeooo:rsid="004bb216" style:font-weight-asian="bold" style:font-weight-complex="bold"/>
    </style:style>
    <style:style style:name="T46" style:family="text">
      <style:text-properties style:font-name="FreeSans" fo:font-weight="bold" officeooo:rsid="004c6a15" style:font-weight-asian="bold" style:font-weight-complex="bold"/>
    </style:style>
    <style:style style:name="T47" style:family="text">
      <style:text-properties style:font-name="FreeSans" officeooo:rsid="004606e8"/>
    </style:style>
    <style:style style:name="T48" style:family="text">
      <style:text-properties style:font-name="FreeSans" officeooo:rsid="00208b95"/>
    </style:style>
    <style:style style:name="T49" style:family="text">
      <style:text-properties style:font-name="FreeSans" officeooo:rsid="0051f085"/>
    </style:style>
    <style:style style:name="T50" style:family="text">
      <style:text-properties style:font-name="FreeSans" officeooo:rsid="0052a397"/>
    </style:style>
    <style:style style:name="T51" style:family="text">
      <style:text-properties style:font-name="FreeSans" officeooo:rsid="0059d788"/>
    </style:style>
    <style:style style:name="T52" style:family="text">
      <style:text-properties style:font-name="FreeSans" officeooo:rsid="0040ec5e"/>
    </style:style>
    <style:style style:name="T53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4" style:family="text">
      <style:text-properties style:font-name="FreeSans" fo:font-size="11pt" officeooo:rsid="00676525" style:font-size-asian="11pt" style:font-size-complex="11pt"/>
    </style:style>
    <style:style style:name="T55" style:family="text">
      <style:text-properties style:font-name="FreeSans" fo:font-size="11pt" officeooo:rsid="006ab858" style:font-size-asian="11pt" style:font-size-complex="11pt"/>
    </style:style>
    <style:style style:name="T56" style:family="text">
      <style:text-properties officeooo:rsid="0026bac1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6bac1" style:font-weight-asian="normal" style:font-weight-complex="normal"/>
    </style:style>
    <style:style style:name="T59" style:family="text">
      <style:text-properties fo:font-weight="normal" officeooo:rsid="00318284" style:font-weight-asian="normal" style:font-weight-complex="normal"/>
    </style:style>
    <style:style style:name="T60" style:family="text">
      <style:text-properties officeooo:rsid="002e4179"/>
    </style:style>
    <style:style style:name="T61" style:family="text">
      <style:text-properties officeooo:rsid="002fe437"/>
    </style:style>
    <style:style style:name="T62" style:family="text">
      <style:text-properties officeooo:rsid="0059d788"/>
    </style:style>
    <style:style style:name="T63" style:family="text">
      <style:text-properties officeooo:rsid="005d0fb7"/>
    </style:style>
    <style:style style:name="T64" style:family="text">
      <style:text-properties officeooo:rsid="00437059"/>
    </style:style>
    <style:style style:name="T65" style:family="text">
      <style:text-properties officeooo:rsid="00676525"/>
    </style:style>
    <style:style style:name="T66" style:family="text">
      <style:text-properties officeooo:rsid="007417d1"/>
    </style:style>
    <style:style style:name="T67" style:family="text">
      <style:text-properties officeooo:rsid="00780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1848130946" text:style-name="L1">
        <text:list-item>
          <text:p text:style-name="P3">Aula – 1 <text:span text:style-name="T60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9"><text:span text:style-name="T48">[ Etapa </text:span><text:span text:style-name="T51">2</text:span><text:span text:style-name="T48"> ] <text:s/>-</text:span><text:span text:style-name="T49">Conceito</text:span><text:span text:style-name="T48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30"><text:span text:style-name="T3">[ Etapa </text:span><text:span text:style-name="T51">3</text:span><text:span text:style-name="T3"> ] - </text:span><text:span text:style-name="T50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1"><text:span text:style-name="T3">[ Etapa </text:span><text:span text:style-name="T51">4</text:span><text:span text:style-name="T3"> ] - </text:span><text:span text:style-name="T4">Atribuição e Referência em Java</text:span></text:p>
              <text:list>
                <text:list-item>
                  <text:p text:style-name="P52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62">5</text:span> ] - Conceito de <text:span text:style-name="T65">N</text:span>ó e Encadeamento de <text:span text:style-name="T65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2"><text:span text:style-name="T54">[ Etapa </text:span><text:span text:style-name="T55">7</text:span><text:span text:style-name="T54"> ] - </text:span><text:span text:style-name="T55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56">2 </text:span><text:span text:style-name="T60">Pilhas </text:span><text:span text:style-name="T61">[LIFO: Last In, First Out]</text:span></text:p>
          <text:list>
            <text:list-item>
              <text:p text:style-name="P5"><text:span text:style-name="T58">[ </text:span><text:span text:style-name="T57">Etapa 1 ] - Explicação teórica do conceito de Pilhas</text:span></text:p>
            </text:list-item>
            <text:list-item>
              <text:p text:style-name="P21"><text:span text:style-name="T57">[ Etapa 2 ] - Implementação da classe Pilha (Métodos: </text:span><text:span text:style-name="T59">Top, Push e Pop</text:span><text:span text:style-name="T57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3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3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4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5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5"><text:span text:style-name="T9">[ Etapa </text:span><text:span text:style-name="T26">5</text:span><text:span text:style-name="T9"> ] - </text:span><text:span text:style-name="T25">Refatoração para utilização de </text:span><text:span text:style-name="T53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6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7"><text:span text:style-name="T9">[ Etapa 2 ] - Implementação da classe </text:span><text:span text:style-name="T29">No</text:span></text:p>
            </text:list-item>
            <text:list-item>
              <text:p text:style-name="P36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38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39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40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40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40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6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53"><text:span text:style-name="T2">Aula – </text:span><text:span text:style-name="T39">5</text:span><text:span text:style-name="T2"> Listas </text:span><text:span text:style-name="T39">Duplamente</text:span><text:span text:style-name="T2"> Encadeadas</text:span></text:p>
          <text:list>
            <text:list-item>
              <text:p text:style-name="P41"><text:span text:style-name="T8">[ </text:span><text:span text:style-name="T9">Etapa 1 ] - Explicação teórica do conceito de </text:span><text:span text:style-name="T13">Listas </text:span><text:span text:style-name="T38">Duplamente </text:span><text:span text:style-name="T13">Encadeadas</text:span></text:p>
            </text:list-item>
            <text:list-item>
              <text:p text:style-name="P37"><text:span text:style-name="T9">[ Etapa 2 ] - Implementação da classe </text:span><text:span text:style-name="T29">No</text:span><text:span text:style-name="T34">Duplo</text:span></text:p>
            </text:list-item>
            <text:list-item>
              <text:p text:style-name="P58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size())</text:span></text:p>
            </text:list-item>
            <text:list-item>
              <text:p text:style-name="P42"><text:span text:style-name="T9">[ Etapa </text:span><text:span text:style-name="T34">4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getNo(), get())</text:span></text:p>
            </text:list-item>
            <text:list-item>
              <text:p text:style-name="P42"><text:span text:style-name="T9">[ Etapa </text:span><text:span text:style-name="T34">5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))</text:span></text:p>
            </text:list-item>
            <text:list-item>
              <text:p text:style-name="P42"><text:span text:style-name="T9">[ Etapa </text:span><text:span text:style-name="T34">6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index))</text:span></text:p>
            </text:list-item>
            <text:list-item>
              <text:p text:style-name="P42"><text:span text:style-name="T9">[ Etapa </text:span><text:span text:style-name="T34">7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remove())</text:span></text:p>
            </text:list-item>
            <text:list-item>
              <text:p text:style-name="P43"><text:span text:style-name="T9">[ Etapa </text:span><text:span text:style-name="T35">8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toString())</text:span></text:p>
            </text:list-item>
            <text:list-item>
              <text:p text:style-name="P41"><text:span text:style-name="T6">[ Etapa </text:span><text:span text:style-name="T35">9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</text:list>
      <text:p text:style-name="P23"/>
      <text:p text:style-name="P23"/>
      <text:list xml:id="list214820335719833" text:continue-numbering="true" text:style-name="L1">
        <text:list-item>
          <text:p text:style-name="P55"><text:soft-page-break/><text:span text:style-name="T39">A</text:span><text:span text:style-name="T2">ula – 6 Listas Circulares</text:span></text:p>
          <text:list>
            <text:list-item>
              <text:p text:style-name="P44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7"><text:span text:style-name="T9">[ Etapa 2 ] - Implementação da classe </text:span><text:span text:style-name="T29">No</text:span></text:p>
            </text:list-item>
            <text:list-item>
              <text:p text:style-name="P44"><text:span text:style-name="T9">[ Etapa </text:span><text:span text:style-name="T29">3</text:span><text:span text:style-name="T9"> ] - Implementação da classe </text:span><text:span text:style-name="T13">Lista</text:span><text:span text:style-name="T20">Circular </text:span><text:span text:style-name="T36">(isEmpty() e size())</text:span></text:p>
            </text:list-item>
            <text:list-item>
              <text:p text:style-name="P45"><text:span text:style-name="T9">[ Etapa </text:span><text:span text:style-name="T36">4</text:span><text:span text:style-name="T9"> ] - Implementação da classe </text:span><text:span text:style-name="T13">Lista</text:span><text:span text:style-name="T20">Circular </text:span><text:span text:style-name="T36">(getNo() e get())</text:span></text:p>
            </text:list-item>
            <text:list-item>
              <text:p text:style-name="P45"><text:span text:style-name="T9">[ Etapa </text:span><text:span text:style-name="T36">5</text:span><text:span text:style-name="T9"> ] - Implementação da classe </text:span><text:span text:style-name="T13">Lista</text:span><text:span text:style-name="T20">Circular </text:span><text:span text:style-name="T36">(remove())</text:span></text:p>
            </text:list-item>
            <text:list-item>
              <text:p text:style-name="P45"><text:span text:style-name="T9">[ Etapa </text:span><text:span text:style-name="T36">6</text:span><text:span text:style-name="T9"> ] - Implementação da classe </text:span><text:span text:style-name="T13">Lista</text:span><text:span text:style-name="T20">Circular </text:span><text:span text:style-name="T36">(add())</text:span></text:p>
            </text:list-item>
            <text:list-item>
              <text:p text:style-name="P45"><text:span text:style-name="T9">[ Etapa </text:span><text:span text:style-name="T36">7</text:span><text:span text:style-name="T9"> ] - Implementação da classe </text:span><text:span text:style-name="T13">Lista</text:span><text:span text:style-name="T20">Circular </text:span><text:span text:style-name="T36">(toStrin</text:span><text:span text:style-name="T37">g</text:span><text:span text:style-name="T36">())</text:span></text:p>
            </text:list-item>
            <text:list-item>
              <text:p text:style-name="P44"><text:span text:style-name="T6">[ Etapa </text:span><text:span text:style-name="T36">8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4"><text:span text:style-name="T2">Aula – </text:span><text:span text:style-name="T47">7</text:span><text:span text:style-name="T2"> </text:span><text:span text:style-name="T41">Á</text:span><text:span text:style-name="T40">rvores</text:span></text:p>
          <text:list>
            <text:list-item>
              <text:p text:style-name="P46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6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4">[ Etapa 3 ] - A interface Comparable</text:p>
            </text:list-item>
            <text:list-item>
              <text:p text:style-name="P47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46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46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5">[ <text:span text:style-name="T64">Etapa</text:span> <text:span text:style-name="T66">7</text:span> ] - Implementação da classe ArvoreBinaria</text:p>
            </text:list-item>
            <text:list-item>
              <text:p text:style-name="P26">[ Etapa <text:span text:style-name="T66">8</text:span> ] - Utilização da classe ArvoreBinaria</text:p>
            </text:list-item>
          </text:list>
        </text:list-item>
        <text:list-item>
          <text:p text:style-name="P48"><text:span text:style-name="T42">Aula – </text:span><text:span text:style-name="T44">8</text:span><text:span text:style-name="T42"> </text:span><text:span text:style-name="T45">Principais </text:span><text:span text:style-name="T43">Implementações </text:span><text:span text:style-name="T46">das estruturas de dados </text:span><text:span text:style-name="T43">do</text:span><text:span text:style-name="T42"> Java</text:span></text:p>
          <text:list>
            <text:list-item>
              <text:p text:style-name="P57"><text:span text:style-name="T52">[ </text:span><text:span text:style-name="T2">Etapa 1</text:span><text:span text:style-name="T52"> </text:span><text:span text:style-name="T2">] - Conceitos de equals e hashCode</text:span></text:p>
            </text:list-item>
            <text:list-item>
              <text:p text:style-name="P49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50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51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7">[ Etapa <text:span text:style-name="T63">5</text:span> ] - Set <text:span text:style-name="T67">(</text:span>HashSet<text:span text:style-name="T67">)</text:span></text:p>
            </text:list-item>
            <text:list-item>
              <text:p text:style-name="P27">[ Etapa <text:span text:style-name="T63">6</text:span> ] - Map <text:span text:style-name="T67">(</text:span>HashMap<text:span text:style-name="T67">)</text:span></text:p>
            </text:list-item>
            <text:list-item>
              <text:p text:style-name="P28">[ <text:span text:style-name="T64">Etapa</text:span> <text:span text:style-name="T63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21:48:19.087000000</dc:date>
    <meta:editing-duration>PT16H40M51S</meta:editing-duration>
    <meta:editing-cycles>77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89" meta:word-count="812" meta:character-count="4084" meta:non-whitespace-character-count="3440"/>
  </office:meta>
</office:document-meta>
</file>